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64940/65001 [============================&gt;.] - ETA: 0s - loss: 137.7106 - accura64980/65001 [============================&gt;.] - ETA: 0s - loss: 137.6544 - accura65001/65001 [==============================] - 97s 1ms/step - loss: 137.7095 - accuracy: 0.0000e+00</text:p>
      <text:p text:style-name="Standard"/>
      <text:p text:style-name="Standard">At step <text:s/>66700</text:p>
      <text:p text:style-name="Standard">reward: <text:s/>-0.16314940160049574</text:p>
      <text:p text:style-name="Standard">total rewards <text:s/>56.59905449429368</text:p>
      <text:p text:style-name="Standard">Landed it!</text:p>
      <text:p text:style-name="Standard">[-1.09016228e-01 -1.40031179e-06 <text:s/>0.00000000e+00 <text:s/>0.00000000e+00</text:p>
      <text:p text:style-name="Standard"><text:s/>-5.16555784e-03 <text:s/>0.00000000e+00 <text:s/>1.00000000e+00 <text:s/>0.00000000e+00]</text:p>
      <text:p text:style-name="Standard">Successful Landing!!! <text:s/>66797</text:p>
      <text:p text:style-name="Standard">Total successes are: <text:s/>4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46:52.670928540</meta:creation-date>
    <dc:date>2020-04-01T23:25:36.286305172</dc:date>
    <meta:editing-duration>PT23M30S</meta:editing-duration>
    <meta:editing-cycles>3</meta:editing-cycles>
    <meta:generator>LibreOffice/6.0.7.3$Linux_AARCH64 LibreOffice_project/00m0$Build-3</meta:generator>
    <meta:document-statistic meta:table-count="0" meta:image-count="0" meta:object-count="0" meta:page-count="1" meta:paragraph-count="9" meta:word-count="54" meta:character-count="525" meta:non-whitespace-character-count="469"/>
  </office:meta>
</office:document-meta>
</file>